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674b9" officeooo:paragraph-rsid="001674b9" style:font-size-asian="12.25pt" style:font-size-complex="14pt"/>
    </style:style>
    <style:style style:name="P3" style:family="paragraph" style:parent-style-name="Standard">
      <style:text-properties style:font-name="Liberation Mono" fo:font-size="14pt" officeooo:rsid="001688f3" officeooo:paragraph-rsid="001688f3" style:font-size-asian="12.25pt" style:font-size-complex="14pt"/>
    </style:style>
    <style:style style:name="P4" style:family="paragraph" style:parent-style-name="Standard">
      <style:text-properties style:font-name="Liberation Mono" fo:font-size="14pt" style:text-underline-style="solid" style:text-underline-width="auto" style:text-underline-color="font-color" officeooo:rsid="00178a8d" officeooo:paragraph-rsid="00178a8d" style:font-size-asian="12.25pt" style:font-size-complex="14pt"/>
    </style:style>
    <style:style style:name="P5" style:family="paragraph" style:parent-style-name="Header">
      <style:text-properties officeooo:rsid="00190d94" officeooo:paragraph-rsid="00190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nal Julio 2021 Elementos de la Matemática</text:p>
      <text:p text:style-name="P1"/>
      <text:p text:style-name="P1">1.1</text:p>
      <text:p text:style-name="P1"><text:tab/>a. Números reales, </text:p>
      <text:p text:style-name="P1"><text:tab/>b. Números Reales, Números Naturales</text:p>
      <text:p text:style-name="P1"/>
      <text:p text:style-name="P1">1.2</text:p>
      <text:p text:style-name="P1"><text:tab/>(X/6)*3 = X + (X – 1 – 1)</text:p>
      <text:p text:style-name="P1"/>
      <text:p text:style-name="P1"/>
      <text:p text:style-name="P2">2.1</text:p>
      <text:p text:style-name="P2"><text:tab/>T =&gt; ~P v ~T =&gt; P </text:p>
      <text:p text:style-name="P2"/>
      <text:p text:style-name="P3">2.2</text:p>
      <text:p text:style-name="P3"><text:tab/>La expresión es Fal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d94" officeooo:paragraph-rsid="00190d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18:31:53.201000000</dc:date>
    <meta:editing-duration>PT11M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1" meta:word-count="42" meta:character-count="215" meta:non-whitespace-character-count="175"/>
  </office:meta>
</office:document-meta>
</file>